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5cm" style:rel-column-width="1700*"/>
    </style:style>
    <style:style style:name="Table2.C" style:family="table-column">
      <style:table-column-properties style:column-width="3.397cm" style:rel-column-width="1701*"/>
    </style:style>
    <style:style style:name="Table2.E" style:family="table-column">
      <style:table-column-properties style:column-width="3.417cm" style:rel-column-width="1711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049cm" fo:border="0.05pt solid #000000" style:writing-mode="page"/>
    </style:style>
    <style:style style:name="Table2.2" style:family="table-row">
      <style:table-row-properties style:min-row-height="0.519cm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0a85b7" officeooo:paragraph-rsid="000a85b7"/>
    </style:style>
    <style:style style:name="P2" style:family="paragraph" style:parent-style-name="Heading_20_2">
      <style:text-properties officeooo:paragraph-rsid="000ccf7d"/>
    </style:style>
    <style:style style:name="P3" style:family="paragraph" style:parent-style-name="Text_20_body">
      <style:text-properties officeooo:paragraph-rsid="000ccf7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paragraph-rsid="000ccf7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paragraph-rsid="000ccf7d" style:font-name-asian="Times New Roman1" style:font-size-asian="12pt" style:font-name-complex="Times New Roman1" style:font-size-complex="12pt"/>
    </style:style>
    <style:style style:name="P6" style:family="paragraph" style:parent-style-name="Standard">
      <style:text-properties officeooo:paragraph-rsid="000ccf7d"/>
    </style:style>
    <style:style style:name="T1" style:family="text">
      <style:text-properties officeooo:rsid="0000a79a"/>
    </style:style>
    <style:style style:name="T2" style:family="text">
      <style:text-properties officeooo:rsid="0000b507"/>
    </style:style>
    <style:style style:name="T3" style:family="text">
      <style:text-properties officeooo:rsid="000b9747"/>
    </style:style>
    <style:style style:name="T4" style:family="text">
      <style:text-properties officeooo:rsid="0003a05d"/>
    </style:style>
    <style:style style:name="T5" style:family="text">
      <style:text-properties officeooo:rsid="0005791b"/>
    </style:style>
    <style:style style:name="T6" style:family="text">
      <style:text-properties officeooo:rsid="000886a7"/>
    </style:style>
    <style:style style:name="T7" style:family="text">
      <style:text-properties officeooo:rsid="000ccf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o de prueba wp-resolate / OpenTBS (<text:span text:style-name="T1">ODT</text:span>)</text:h>
      <text:p text:style-name="Standard">Plantilla: demo-wp-resolate.odt</text:p>
      <text:p text:style-name="Standard">Versión: 1.0</text:p>
      <text:p text:style-name="P1">Title: [post_title;case='upper']</text:p>
      <text:h text:style-name="Heading_20_2" text:outline-level="2">Sección 1 · Campos simples</text:h>
      <text:p text:style-name="Standard">[<text:span text:style-name="T2">name</text:span>;type='text';title='Nombre completo';placeholder='Tu nombre y apellidos';description='Nombre tal como aparece en el DNI';length='120']</text:p>
      <text:p text:style-name="Standard">[<text:span text:style-name="T2">email</text:span>;type='email';title='Correo electrónico';placeholder='tu@dominio.es';case='<text:span text:style-name="T3">lower</text:span>']</text:p>
      <text:p text:style-name="Standard">[<text:span text:style-name="T4">phone</text:span>;type='text';title='Teléfono';placeholder='+34600000000';pattern='^[+]?[1-9][0-9]{1,14}$';patternmsg='Formato de teléfono no válido';description='Admite prefijo internacional, espacios o guiones']</text:p>
      <text:p text:style-name="Standard">[<text:span text:style-name="T2">dni</text:span>;type='text';title='DNI';placeholder='00000000A';pattern='^[0-9]{8}[A-Za-z]$';patternmsg='El DNI debe tener 8 dígitos y una letra final';length='9']</text:p>
      <text:p text:style-name="Standard">[<text:span text:style-name="T5">body</text:span>;type='html';title='Cuerpo del documento (HTML)';description='Contenido enriquecido con formato']</text:p>
      <text:p text:style-name="Standard">[<text:span text:style-name="T5">units</text:span>;type='number';title='Unidades';placeholder='0..20';minvalue='0';maxvalue='20';pattern='^(?:0|[1-9]|1[0-9]|20)$';patternmsg='Debe ser un entero entre 0 y 20']</text:p>
      <text:h text:style-name="Heading_20_2" text:outline-level="2">Sección 2 · Repeater (lista de elementos)</text:h>
      <text:p text:style-name="Standard">Esta sección define un bloque repetible llamado items.</text:p>
      <text:p text:style-name="Standard">Cada elemento tiene dos campos: título y contenido.</text:p>
      <text:p text:style-name="Text_20_body">[items;block=begin]</text:p>
      <text:p text:style-name="Text_20_body">[items.title;type='text';title='Título del ítem';placeholder='Título';length='120';description='Título corto para el ítem']</text:p>
      <text:p text:style-name="Text_20_body">[items.content;type='html';title='Contenido (HTML)';description='Texto enriquecido del ítem']</text:p>
      <text:p text:style-name="Text_20_body">[items;block=end]</text:p>
      <text:h text:style-name="Heading_20_2" text:outline-level="2">Sección 3 · Campos extra</text:h>
      <text:p text:style-name="Standard">[Observaciones;type='textarea';title='Observaciones';placeholder='Notas opcionales';description='Se mostrará como texto de ayuda bajo el campo';length='500']</text:p>
      <text:p text:style-name="Standard">[<text:span text:style-name="T6">web</text:span>;type='url';title='Sitio web';placeholder='https://ejemplo.com']</text:p>
      <text:p text:style-name="Standard">[<text:span text:style-name="T6">datelimit</text:span>;type='date';title='Fecha límite';minvalue='2025-01-01';maxvalue='2030-12-31';description='Rango permitido 2025–2030']</text:p>
      <text:h text:style-name="P2" text:outline-level="2">Sección <text:span text:style-name="T7">4</text:span> · Repeater en tabla (filas dinámicas)</text:h>
      <text:p text:style-name="P3">La tabla siguiente repite filas usando block='tbs:row' en el primer campo de la fila.</text:p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4">PROVEEDOR</text:p>
          </table:table-cell>
          <table:table-cell table:style-name="Table2.A1" office:value-type="string">
            <text:p text:style-name="P4">CIF</text:p>
          </table:table-cell>
          <table:table-cell table:style-name="Table2.A1" office:value-type="string">
            <text:p text:style-name="P4">N.º <text:s/>FACTURA</text:p>
          </table:table-cell>
          <table:table-cell table:style-name="Table2.A1" office:value-type="string">
            <text:p text:style-name="P4">FECHA</text:p>
          </table:table-cell>
          <table:table-cell table:style-name="Table2.E1" office:value-type="string">
            <text:p text:style-name="P4">IMPORTE</text:p>
          </table:table-cell>
        </table:table-row>
        <table:table-row table:style-name="Table2.2">
          <table:table-cell table:style-name="Table2.A2" office:value-type="string">
            <text:p text:style-name="P5">[gastos.proveedor;block=tbs:row;typ<text:soft-page-break/>e='text';title='Proveedor';placeholder='Nombre del proveedor']</text:p>
          </table:table-cell>
          <table:table-cell table:style-name="Table2.A2" office:value-type="string">
            <text:p text:style-name="P5">[gastos.cif;type='text';title='CIF';place<text:soft-page-break/>holder='B12345678']</text:p>
          </table:table-cell>
          <table:table-cell table:style-name="Table2.A2" office:value-type="string">
            <text:p text:style-name="P5">[gastos.factura;type='text';title='N.º <text:soft-page-break/>de factura';placeholder='123/2025']</text:p>
          </table:table-cell>
          <table:table-cell table:style-name="Table2.A2" office:value-type="string">
            <text:p text:style-name="P5">[gastos.fecha;type='date';title='Fecha'<text:soft-page-break/>]</text:p>
          </table:table-cell>
          <table:table-cell table:style-name="Table2.E2" office:value-type="string">
            <text:p text:style-name="P5">[gastos.importe;type='text';title='Impo<text:soft-page-break/>rte';placeholder='0,00 €'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margin-top="0cm" fo:margin-bottom="0.25cm" style:contextual-spacing="false" style:text-autospace="ideograph-alpha" style:punctuation-wrap="hanging" style:line-break="strict" style:writing-mode="page"/>
      <style:text-properties fo:color="#000000" loext:opacity="100%" style:font-name="Liberation Serif" fo:font-size="11pt" fo:language="es" fo:country="E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demo-wp-resolate</dc:title>
    <meta:creation-date>2025-10-18T17:18:47.360184Z</meta:creation-date>
    <dc:date>2025-12-02T17:42:48.402165000</dc:date>
    <meta:editing-duration>PT7H40M15S</meta:editing-duration>
    <meta:editing-cycles>11</meta:editing-cycles>
    <meta:generator>LibreOffice/25.8.3.2$MacOSX_AARCH64 LibreOffice_project/8ca8d55c161d602844f5428fa4b58097424e324e</meta:generator>
    <meta:document-statistic meta:table-count="1" meta:image-count="0" meta:object-count="0" meta:page-count="2" meta:paragraph-count="34" meta:word-count="163" meta:character-count="2274" meta:non-whitespace-character-count="2145"/>
  </office:meta>
</office:document-meta>
</file>